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pository.setLocal( boolean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pository.delete(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Repository.getFile(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Repository.FileRepository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pository.list( String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Repository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pository.getProgress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pository.get( String source , File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pository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pository.move( File src , File d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Repository.getRe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pository.File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pository.put( File source , String destination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pository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pository.copy( File src , File destination , boolean overwri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